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4.247cm"/>
    </style:style>
    <style:style style:name="co6" style:family="table-column">
      <style:table-column-properties fo:break-before="auto" style:column-width="4.276cm"/>
    </style:style>
    <style:style style:name="co10" style:family="table-column">
      <style:table-column-properties fo:break-before="auto" style:column-width="4.466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3.512cm"/>
    </style:style>
    <style:style style:name="co13" style:family="table-column">
      <style:table-column-properties fo:break-before="auto" style:column-width="3.785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WenQuanYi Micro Hei" style:font-name-complex="Lohit Hindi"/>
    </style:style>
    <style:style style:name="ce2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4" table:default-cell-style-name="Default"/>
        <table:table-row table:style-name="ro3" table:number-rows-repeated="4">
          <table:table-cell table:number-columns-repeated="9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>
            <text:p>Data-set</text:p>
          </table:table-cell>
          <table:table-cell office:value-type="string">
            <text:p>Data-Format</text:p>
          </table:table-cell>
          <table:table-cell office:value-type="string">
            <text:p>Total Points</text:p>
          </table:table-cell>
          <table:table-cell/>
          <table:table-cell office:value-type="string">
            <text:p>CT and Mod_CDT</text:p>
          </table:table-cell>
          <table:table-cell/>
          <table:table-cell office:value-type="string">
            <text:p>NT and NDT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rmin</text:p>
          </table:table-cell>
          <table:table-cell office:value-type="string">
            <text:p>rmax</text:p>
          </table:table-cell>
          <table:table-cell office:value-type="string">
            <text:p>rmin</text:p>
          </table:table-cell>
          <table:table-cell office:value-type="string">
            <text:p>rmax</text:p>
          </table:table-cell>
        </table:table-row>
        <table:table-row table:style-name="ro2">
          <table:table-cell/>
          <table:table-cell office:value-type="string">
            <text:p>Trim-star</text:p>
          </table:table-cell>
          <table:table-cell table:style-name="ce2" office:value-type="string">
            <text:p>OFF (Mesh data)</text:p>
          </table:table-cell>
          <table:table-cell office:value-type="float" office:value="5192">
            <text:p>5192</text:p>
          </table:table-cell>
          <table:table-cell/>
          <table:table-cell office:value-type="float" office:value="0.055">
            <text:p>0.055</text:p>
          </table:table-cell>
          <table:table-cell office:value-type="float" office:value="0.065">
            <text:p>0.065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</table:table-row>
        <table:table-row table:style-name="ro2">
          <table:table-cell/>
          <table:table-cell office:value-type="string">
            <text:p>Smooth-feature</text:p>
          </table:table-cell>
          <table:table-cell table:style-name="ce2" office:value-type="string">
            <text:p>OFF (Mesh data)</text:p>
          </table:table-cell>
          <table:table-cell office:value-type="float" office:value="6177">
            <text:p>6177</text:p>
          </table:table-cell>
          <table:table-cell/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/>
          <table:table-cell office:value-type="string">
            <text:p>Fan-disk</text:p>
          </table:table-cell>
          <table:table-cell table:style-name="ce2" office:value-type="string">
            <text:p>OFF (Mesh data)</text:p>
          </table:table-cell>
          <table:table-cell office:value-type="float" office:value="10921">
            <text:p>10921</text:p>
          </table:table-cell>
          <table:table-cell/>
          <table:table-cell office:value-type="float" office:value="0.015">
            <text:p>0.015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/>
          <table:table-cell office:value-type="string">
            <text:p>Octopus</text:p>
          </table:table-cell>
          <table:table-cell table:style-name="ce2" office:value-type="string">
            <text:p>OFF (Mesh data)</text:p>
          </table:table-cell>
          <table:table-cell office:value-type="float" office:value="16944">
            <text:p>16944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55">
            <text:p>0.055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</table:table-row>
        <table:table-row table:style-name="ro2">
          <table:table-cell/>
          <table:table-cell office:value-type="string">
            <text:p>Oliver-hand</text:p>
          </table:table-cell>
          <table:table-cell table:style-name="ce2" office:value-type="string">
            <text:p>OFF (Mesh data)</text:p>
          </table:table-cell>
          <table:table-cell office:value-type="float" office:value="53054">
            <text:p>53054</text:p>
          </table:table-cell>
          <table:table-cell/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/>
          <table:table-cell office:value-type="string">
            <text:p>Slim-boy</text:p>
          </table:table-cell>
          <table:table-cell office:value-type="string">
            <text:p>Ply (Mesh data)</text:p>
          </table:table-cell>
          <table:table-cell office:value-type="float" office:value="59727">
            <text:p>59727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/>
          <table:table-cell office:value-type="string">
            <text:p>Data 5 </text:p>
          </table:table-cell>
          <table:table-cell office:value-type="string">
            <text:p>LAS</text:p>
          </table:table-cell>
          <table:table-cell office:value-type="float" office:value="163305">
            <text:p>163305</text:p>
          </table:table-cell>
          <table:table-cell/>
          <table:table-cell office:value-type="float" office:value="0.009">
            <text:p>0.009</text:p>
          </table:table-cell>
          <table:table-cell office:value-type="float" office:value="0.011">
            <text:p>0.011</text:p>
          </table:table-cell>
          <table:table-cell office:value-type="float" office:value="0.009">
            <text:p>0.009</text:p>
          </table:table-cell>
          <table:table-cell office:value-type="float" office:value="0.011">
            <text:p>0.011</text:p>
          </table:table-cell>
        </table:table-row>
        <table:table-row table:style-name="ro2">
          <table:table-cell/>
          <table:table-cell office:value-type="string">
            <text:p>Data 1 (Area 1)</text:p>
          </table:table-cell>
          <table:table-cell office:value-type="string">
            <text:p>LAS</text:p>
          </table:table-cell>
          <table:table-cell office:value-type="float" office:value="179997">
            <text:p>179997</text:p>
          </table:table-cell>
          <table:table-cell/>
          <table:table-cell office:value-type="float" office:value="0.009">
            <text:p>0.009</text:p>
          </table:table-cell>
          <table:table-cell office:value-type="float" office:value="0.011">
            <text:p>0.011</text:p>
          </table:table-cell>
          <table:table-cell office:value-type="float" office:value="0.009">
            <text:p>0.009</text:p>
          </table:table-cell>
          <table:table-cell office:value-type="float" office:value="0.011">
            <text:p>0.011</text:p>
          </table:table-cell>
        </table:table-row>
        <table:table-row table:style-name="ro2">
          <table:table-cell/>
          <table:table-cell office:value-type="string">
            <text:p>Max-Planck</text:p>
          </table:table-cell>
          <table:table-cell table:style-name="ce2" office:value-type="string">
            <text:p>OFF (Mesh data)</text:p>
          </table:table-cell>
          <table:table-cell office:value-type="float" office:value="199169">
            <text:p>199169</text:p>
          </table:table-cell>
          <table:table-cell/>
          <table:table-cell office:value-type="float" office:value="0.007">
            <text:p>0.007</text:p>
          </table:table-cell>
          <table:table-cell office:value-type="float" office:value="0.009">
            <text:p>0.009</text:p>
          </table:table-cell>
          <table:table-cell office:value-type="float" office:value="0.007">
            <text:p>0.007</text:p>
          </table:table-cell>
          <table:table-cell office:value-type="float" office:value="0.009">
            <text:p>0.009</text:p>
          </table:table-cell>
        </table:table-row>
        <table:table-row table:style-name="ro2">
          <table:table-cell/>
          <table:table-cell office:value-type="string">
            <text:p>Data 2</text:p>
          </table:table-cell>
          <table:table-cell office:value-type="string">
            <text:p>LAS</text:p>
          </table:table-cell>
          <table:table-cell office:value-type="float" office:value="231725">
            <text:p>231725</text:p>
          </table:table-cell>
          <table:table-cell/>
          <table:table-cell office:value-type="float" office:value="0.009">
            <text:p>0.009</text:p>
          </table:table-cell>
          <table:table-cell office:value-type="float" office:value="0.011">
            <text:p>0.011</text:p>
          </table:table-cell>
          <table:table-cell office:value-type="float" office:value="0.009">
            <text:p>0.009</text:p>
          </table:table-cell>
          <table:table-cell office:value-type="float" office:value="0.011">
            <text:p>0.011</text:p>
          </table:table-cell>
        </table:table-row>
        <table:table-row table:style-name="ro2">
          <table:table-cell/>
          <table:table-cell office:value-type="string">
            <text:p>Data 3 (Area 2)</text:p>
          </table:table-cell>
          <table:table-cell office:value-type="string">
            <text:p>LAS</text:p>
          </table:table-cell>
          <table:table-cell office:value-type="float" office:value="266675">
            <text:p>266675</text:p>
          </table:table-cell>
          <table:table-cell/>
          <table:table-cell office:value-type="float" office:value="0.009">
            <text:p>0.009</text:p>
          </table:table-cell>
          <table:table-cell office:value-type="float" office:value="0.011">
            <text:p>0.011</text:p>
          </table:table-cell>
          <table:table-cell office:value-type="float" office:value="0.009">
            <text:p>0.009</text:p>
          </table:table-cell>
          <table:table-cell office:value-type="float" office:value="0.011">
            <text:p>0.011</text:p>
          </table:table-cell>
        </table:table-row>
        <table:table-row table:style-name="ro2">
          <table:table-cell/>
          <table:table-cell office:value-type="string">
            <text:p>Data 4 (Area 3)</text:p>
          </table:table-cell>
          <table:table-cell office:value-type="string">
            <text:p>LAS</text:p>
          </table:table-cell>
          <table:table-cell office:value-type="float" office:value="323896">
            <text:p>323896</text:p>
          </table:table-cell>
          <table:table-cell/>
          <table:table-cell office:value-type="float" office:value="0.009">
            <text:p>0.009</text:p>
          </table:table-cell>
          <table:table-cell office:value-type="float" office:value="0.011">
            <text:p>0.011</text:p>
          </table:table-cell>
          <table:table-cell office:value-type="float" office:value="0.009">
            <text:p>0.009</text:p>
          </table:table-cell>
          <table:table-cell office:value-type="float" office:value="0.011">
            <text:p>0.011</text:p>
          </table:table-cell>
        </table:table-row>
        <table:table-row table:style-name="ro2">
          <table:table-cell/>
          <table:table-cell office:value-type="string">
            <text:p>Autzen-Stadium</text:p>
          </table:table-cell>
          <table:table-cell office:value-type="string">
            <text:p>LAS</text:p>
          </table:table-cell>
          <table:table-cell office:value-type="float" office:value="693895">
            <text:p>693895</text:p>
          </table:table-cell>
          <table:table-cell/>
          <table:table-cell office:value-type="float" office:value="0.007">
            <text:p>0.007</text:p>
          </table:table-cell>
          <table:table-cell office:value-type="float" office:value="0.009">
            <text:p>0.009</text:p>
          </table:table-cell>
          <table:table-cell office:value-type="float" office:value="0.008">
            <text:p>0.008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/>
          <table:table-cell office:value-type="string">
            <text:p>Vase</text:p>
          </table:table-cell>
          <table:table-cell office:value-type="string">
            <text:p>OFF (Mesh data)</text:p>
          </table:table-cell>
          <table:table-cell office:value-type="float" office:value="896338">
            <text:p>896338</text:p>
          </table:table-cell>
          <table:table-cell/>
          <table:table-cell office:value-type="float" office:value="0.006">
            <text:p>0.006</text:p>
          </table:table-cell>
          <table:table-cell office:value-type="float" office:value="0.008">
            <text:p>0.008</text:p>
          </table:table-cell>
          <table:table-cell office:value-type="float" office:value="0.006">
            <text:p>0.006</text:p>
          </table:table-cell>
          <table:table-cell office:value-type="float" office:value="0.008">
            <text:p>0.008</text:p>
          </table:table-cell>
        </table:table-row>
        <table:table-row table:style-name="ro2">
          <table:table-cell/>
          <table:table-cell office:value-type="string">
            <text:p>Bridge_Brives</text:p>
          </table:table-cell>
          <table:table-cell office:value-type="string">
            <text:p>Point set geometry (OFF)</text:p>
          </table:table-cell>
          <table:table-cell office:value-type="float" office:value="5284131">
            <text:p>5284131</text:p>
          </table:table-cell>
          <table:table-cell/>
          <table:table-cell office:value-type="float" office:value="0.004">
            <text:p>0.004</text:p>
          </table:table-cell>
          <table:table-cell table:number-columns-repeated="2" office:value-type="float" office:value="0.006">
            <text:p>0.006</text:p>
          </table:table-cell>
          <table:table-cell office:value-type="float" office:value="0.008">
            <text:p>0.008</text:p>
          </table:table-cell>
        </table:table-row>
        <table:table-row table:style-name="ro2">
          <table:table-cell table:number-columns-repeated="9"/>
        </table:table-row>
        <table:table-row table:style-name="ro3" table:number-rows-repeated="5">
          <table:table-cell table:number-columns-repeated="9"/>
        </table:table-row>
        <table:table-row table:style-name="ro2">
          <table:table-cell/>
          <table:table-cell office:value-type="string">
            <text:p>Scale = 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Epsi = 0.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sigma_min = 0.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sigma_max = 1.7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>
            <text:p>diffusion velocity = 0.16</text:p>
          </table:table-cell>
          <table:table-cell table:number-columns-repeated="7"/>
        </table:table-row>
        <table:table-row table:style-name="ro3" table:number-rows-repeated="4">
          <table:table-cell table:number-columns-repeated="9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Data-set</text:p>
          </table:table-cell>
          <table:table-cell office:value-type="string">
            <text:p>Data-Format</text:p>
          </table:table-cell>
          <table:table-cell office:value-type="string">
            <text:p>Total Points</text:p>
          </table:table-cell>
          <table:table-cell office:value-type="string">
            <text:p>l_ct</text:p>
          </table:table-cell>
          <table:table-cell office:value-type="string">
            <text:p>L_ndt</text:p>
          </table:table-cell>
          <table:table-cell office:value-type="string">
            <text:p>l_ct &amp; L_ndt</text:p>
          </table:table-cell>
          <table:table-cell table:style-name="ce2" office:value-type="string">
            <text:p>l_ct &amp; not in L_ndt</text:p>
          </table:table-cell>
          <table:table-cell table:style-name="ce2" office:value-type="string">
            <text:p>Not in l_ct &amp; <text:s/>L_ndt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Trim-star</text:p>
          </table:table-cell>
          <table:table-cell table:style-name="ce2" office:value-type="string">
            <text:p>OFF (Mesh data)</text:p>
          </table:table-cell>
          <table:table-cell office:value-type="float" office:value="5192">
            <text:p>5192</text:p>
          </table:table-cell>
          <table:table-cell office:value-type="float" office:value="444">
            <text:p>444</text:p>
          </table:table-cell>
          <table:table-cell table:formula="of:=SUM([.F42]; [.H42])" office:value-type="float" office:value="1281">
            <text:p>1281</text:p>
          </table:table-cell>
          <table:table-cell office:value-type="float" office:value="346">
            <text:p>346</text:p>
          </table:table-cell>
          <table:table-cell office:value-type="float" office:value="98">
            <text:p>98</text:p>
          </table:table-cell>
          <table:table-cell office:value-type="float" office:value="935">
            <text:p>935</text:p>
          </table:table-cell>
          <table:table-cell/>
        </table:table-row>
        <table:table-row table:style-name="ro2">
          <table:table-cell office:value-type="string">
            <text:p>Smooth-feature</text:p>
          </table:table-cell>
          <table:table-cell table:style-name="ce2" office:value-type="string">
            <text:p>OFF (Mesh data)</text:p>
          </table:table-cell>
          <table:table-cell office:value-type="float" office:value="6177">
            <text:p>6177</text:p>
          </table:table-cell>
          <table:table-cell table:formula="of:=SUM(156; 2)" office:value-type="float" office:value="158">
            <text:p>158</text:p>
          </table:table-cell>
          <table:table-cell table:formula="of:=SUM([.F43]; [.H43])" office:value-type="float" office:value="377">
            <text:p>377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/>
        </table:table-row>
        <table:table-row table:style-name="ro2">
          <table:table-cell office:value-type="string">
            <text:p>Fan-disk</text:p>
          </table:table-cell>
          <table:table-cell table:style-name="ce2" office:value-type="string">
            <text:p>OFF (Mesh data)</text:p>
          </table:table-cell>
          <table:table-cell office:value-type="float" office:value="10921">
            <text:p>10921</text:p>
          </table:table-cell>
          <table:table-cell table:formula="of:=SUM(475;242)" office:value-type="float" office:value="717">
            <text:p>717</text:p>
          </table:table-cell>
          <table:table-cell table:formula="of:=SUM([.F44]; [.H44])" office:value-type="float" office:value="2340">
            <text:p>2340</text:p>
          </table:table-cell>
          <table:table-cell office:value-type="float" office:value="475">
            <text:p>475</text:p>
          </table:table-cell>
          <table:table-cell office:value-type="float" office:value="242">
            <text:p>242</text:p>
          </table:table-cell>
          <table:table-cell office:value-type="float" office:value="1865">
            <text:p>1865</text:p>
          </table:table-cell>
          <table:table-cell/>
        </table:table-row>
        <table:table-row table:style-name="ro2">
          <table:table-cell office:value-type="string">
            <text:p>Octopus</text:p>
          </table:table-cell>
          <table:table-cell table:style-name="ce2" office:value-type="string">
            <text:p>OFF (Mesh data)</text:p>
          </table:table-cell>
          <table:table-cell office:value-type="float" office:value="16944">
            <text:p>16944</text:p>
          </table:table-cell>
          <table:table-cell table:formula="of:=SUM(7413;406)" office:value-type="float" office:value="7819">
            <text:p>7819</text:p>
          </table:table-cell>
          <table:table-cell table:formula="of:=SUM([.F45]; [.H45])" office:value-type="float" office:value="11940">
            <text:p>11940</text:p>
          </table:table-cell>
          <table:table-cell office:value-type="float" office:value="7413">
            <text:p>7413</text:p>
          </table:table-cell>
          <table:table-cell office:value-type="float" office:value="406">
            <text:p>406</text:p>
          </table:table-cell>
          <table:table-cell office:value-type="float" office:value="4527">
            <text:p>4527</text:p>
          </table:table-cell>
          <table:table-cell/>
        </table:table-row>
        <table:table-row table:style-name="ro2">
          <table:table-cell office:value-type="string">
            <text:p>Oliver-hand</text:p>
          </table:table-cell>
          <table:table-cell table:style-name="ce2" office:value-type="string">
            <text:p>OFF (Mesh data)</text:p>
          </table:table-cell>
          <table:table-cell office:value-type="float" office:value="53054">
            <text:p>53054</text:p>
          </table:table-cell>
          <table:table-cell table:formula="of:=SUM(30;58)" office:value-type="float" office:value="88">
            <text:p>88</text:p>
          </table:table-cell>
          <table:table-cell table:formula="of:=SUM([.F46]; [.H46])" office:value-type="float" office:value="419">
            <text:p>419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389">
            <text:p>389</text:p>
          </table:table-cell>
          <table:table-cell/>
        </table:table-row>
        <table:table-row table:style-name="ro2">
          <table:table-cell office:value-type="string">
            <text:p>Slim-boy</text:p>
          </table:table-cell>
          <table:table-cell office:value-type="string">
            <text:p>Ply (Mesh data)</text:p>
          </table:table-cell>
          <table:table-cell office:value-type="float" office:value="59727">
            <text:p>59727</text:p>
          </table:table-cell>
          <table:table-cell table:formula="of:=SUM(3078;470)" office:value-type="float" office:value="3548">
            <text:p>3548</text:p>
          </table:table-cell>
          <table:table-cell table:formula="of:=SUM([.F47]; [.H47])" office:value-type="float" office:value="16380">
            <text:p>16380</text:p>
          </table:table-cell>
          <table:table-cell office:value-type="float" office:value="3078">
            <text:p>3078</text:p>
          </table:table-cell>
          <table:table-cell office:value-type="float" office:value="470">
            <text:p>470</text:p>
          </table:table-cell>
          <table:table-cell office:value-type="float" office:value="13302">
            <text:p>13302</text:p>
          </table:table-cell>
          <table:table-cell/>
        </table:table-row>
        <table:table-row table:style-name="ro2">
          <table:table-cell office:value-type="string">
            <text:p>Data 5 </text:p>
          </table:table-cell>
          <table:table-cell office:value-type="string">
            <text:p>LAS</text:p>
          </table:table-cell>
          <table:table-cell office:value-type="float" office:value="163305">
            <text:p>163305</text:p>
          </table:table-cell>
          <table:table-cell table:formula="of:=SUM([.F48:.G48])" office:value-type="float" office:value="12770">
            <text:p>12770</text:p>
          </table:table-cell>
          <table:table-cell table:formula="of:=SUM([.F48]; [.H48])" office:value-type="float" office:value="42557">
            <text:p>42557</text:p>
          </table:table-cell>
          <table:table-cell office:value-type="float" office:value="9003">
            <text:p>9003</text:p>
          </table:table-cell>
          <table:table-cell office:value-type="float" office:value="3767">
            <text:p>3767</text:p>
          </table:table-cell>
          <table:table-cell office:value-type="float" office:value="33554">
            <text:p>33554</text:p>
          </table:table-cell>
          <table:table-cell/>
        </table:table-row>
        <table:table-row table:style-name="ro2">
          <table:table-cell office:value-type="string">
            <text:p>Data 1 (Area 1)</text:p>
          </table:table-cell>
          <table:table-cell office:value-type="string">
            <text:p>LAS</text:p>
          </table:table-cell>
          <table:table-cell office:value-type="float" office:value="179997">
            <text:p>179997</text:p>
          </table:table-cell>
          <table:table-cell table:formula="of:=SUM([.F49:.G49])" office:value-type="float" office:value="15858">
            <text:p>15858</text:p>
          </table:table-cell>
          <table:table-cell table:formula="of:=SUM([.F49]; [.H49])" office:value-type="float" office:value="46055">
            <text:p>46055</text:p>
          </table:table-cell>
          <table:table-cell office:value-type="float" office:value="11231">
            <text:p>11231</text:p>
          </table:table-cell>
          <table:table-cell office:value-type="float" office:value="4627">
            <text:p>4627</text:p>
          </table:table-cell>
          <table:table-cell office:value-type="float" office:value="34824">
            <text:p>34824</text:p>
          </table:table-cell>
          <table:table-cell/>
        </table:table-row>
        <table:table-row table:style-name="ro2">
          <table:table-cell office:value-type="string">
            <text:p>Max-Planck</text:p>
          </table:table-cell>
          <table:table-cell table:style-name="ce2" office:value-type="string">
            <text:p>OFF (Mesh data)</text:p>
          </table:table-cell>
          <table:table-cell office:value-type="float" office:value="199169">
            <text:p>199169</text:p>
          </table:table-cell>
          <table:table-cell table:formula="of:=SUM([.F50:.G50])" office:value-type="float" office:value="7576">
            <text:p>7576</text:p>
          </table:table-cell>
          <table:table-cell table:formula="of:=SUM([.F50]; [.H50])" office:value-type="float" office:value="38130">
            <text:p>38130</text:p>
          </table:table-cell>
          <table:table-cell office:value-type="float" office:value="6213">
            <text:p>6213</text:p>
          </table:table-cell>
          <table:table-cell office:value-type="float" office:value="1363">
            <text:p>1363</text:p>
          </table:table-cell>
          <table:table-cell office:value-type="float" office:value="31917">
            <text:p>31917</text:p>
          </table:table-cell>
          <table:table-cell/>
        </table:table-row>
        <table:table-row table:style-name="ro2">
          <table:table-cell office:value-type="string">
            <text:p>Data 2</text:p>
          </table:table-cell>
          <table:table-cell office:value-type="string">
            <text:p>LAS</text:p>
          </table:table-cell>
          <table:table-cell office:value-type="float" office:value="231725">
            <text:p>231725</text:p>
          </table:table-cell>
          <table:table-cell table:formula="of:=SUM([.F51:.G51])" office:value-type="float" office:value="19981">
            <text:p>19981</text:p>
          </table:table-cell>
          <table:table-cell table:formula="of:=SUM([.F51]; [.H51])" office:value-type="float" office:value="60406">
            <text:p>60406</text:p>
          </table:table-cell>
          <table:table-cell office:value-type="float" office:value="14052">
            <text:p>14052</text:p>
          </table:table-cell>
          <table:table-cell office:value-type="float" office:value="5929">
            <text:p>5929</text:p>
          </table:table-cell>
          <table:table-cell office:value-type="float" office:value="46354">
            <text:p>46354</text:p>
          </table:table-cell>
          <table:table-cell/>
        </table:table-row>
        <table:table-row table:style-name="ro2">
          <table:table-cell office:value-type="string">
            <text:p>Data 3 (Area 2)</text:p>
          </table:table-cell>
          <table:table-cell office:value-type="string">
            <text:p>LAS</text:p>
          </table:table-cell>
          <table:table-cell office:value-type="float" office:value="266675">
            <text:p>266675</text:p>
          </table:table-cell>
          <table:table-cell table:formula="of:=SUM([.F52:.G52])" office:value-type="float" office:value="24041">
            <text:p>24041</text:p>
          </table:table-cell>
          <table:table-cell table:formula="of:=SUM([.F52];[.H52])" office:value-type="float" office:value="76018">
            <text:p>76018</text:p>
          </table:table-cell>
          <table:table-cell office:value-type="float" office:value="17822">
            <text:p>17822</text:p>
          </table:table-cell>
          <table:table-cell office:value-type="float" office:value="6219">
            <text:p>6219</text:p>
          </table:table-cell>
          <table:table-cell office:value-type="float" office:value="58196">
            <text:p>58196</text:p>
          </table:table-cell>
          <table:table-cell/>
        </table:table-row>
        <table:table-row table:style-name="ro2">
          <table:table-cell office:value-type="string">
            <text:p>Data 4 (Area 3)</text:p>
          </table:table-cell>
          <table:table-cell office:value-type="string">
            <text:p>LAS</text:p>
          </table:table-cell>
          <table:table-cell office:value-type="float" office:value="323896">
            <text:p>323896</text:p>
          </table:table-cell>
          <table:table-cell table:formula="of:=SUM([.F53]; [.G53])" office:value-type="float" office:value="25158">
            <text:p>25158</text:p>
          </table:table-cell>
          <table:table-cell table:formula="of:=SUM([.F53]; [.H53])" office:value-type="float" office:value="85071">
            <text:p>85071</text:p>
          </table:table-cell>
          <table:table-cell office:value-type="float" office:value="18539">
            <text:p>18539</text:p>
          </table:table-cell>
          <table:table-cell office:value-type="float" office:value="6619">
            <text:p>6619</text:p>
          </table:table-cell>
          <table:table-cell office:value-type="float" office:value="66532">
            <text:p>66532</text:p>
          </table:table-cell>
          <table:table-cell/>
        </table:table-row>
        <table:table-row table:style-name="ro2">
          <table:table-cell office:value-type="string">
            <text:p>Autzen-Stadium</text:p>
          </table:table-cell>
          <table:table-cell office:value-type="string">
            <text:p>LAS</text:p>
          </table:table-cell>
          <table:table-cell office:value-type="float" office:value="693895">
            <text:p>693895</text:p>
          </table:table-cell>
          <table:table-cell table:formula="of:=SUM([.F54:.G54])" office:value-type="float" office:value="12354">
            <text:p>12354</text:p>
          </table:table-cell>
          <table:table-cell table:formula="of:=SUM([.F54]; [.H54])" office:value-type="float" office:value="27285">
            <text:p>27285</text:p>
          </table:table-cell>
          <table:table-cell office:value-type="float" office:value="7706">
            <text:p>7706</text:p>
          </table:table-cell>
          <table:table-cell office:value-type="float" office:value="4648">
            <text:p>4648</text:p>
          </table:table-cell>
          <table:table-cell office:value-type="float" office:value="19579">
            <text:p>19579</text:p>
          </table:table-cell>
          <table:table-cell/>
        </table:table-row>
        <table:table-row table:style-name="ro2">
          <table:table-cell office:value-type="string">
            <text:p>Vase</text:p>
          </table:table-cell>
          <table:table-cell office:value-type="string">
            <text:p>OFF (Mesh data)</text:p>
          </table:table-cell>
          <table:table-cell office:value-type="float" office:value="896338">
            <text:p>896338</text:p>
          </table:table-cell>
          <table:table-cell table:formula="of:=SUM([.F55]; [.G55])" office:value-type="float" office:value="99031">
            <text:p>99031</text:p>
          </table:table-cell>
          <table:table-cell table:formula="of:=SUM([.F55];[.H55])" office:value-type="float" office:value="296768">
            <text:p>296768</text:p>
          </table:table-cell>
          <table:table-cell office:value-type="float" office:value="42662">
            <text:p>42662</text:p>
          </table:table-cell>
          <table:table-cell office:value-type="float" office:value="56369">
            <text:p>56369</text:p>
          </table:table-cell>
          <table:table-cell office:value-type="float" office:value="254106">
            <text:p>254106</text:p>
          </table:table-cell>
          <table:table-cell/>
        </table:table-row>
        <table:table-row table:style-name="ro2">
          <table:table-cell office:value-type="string">
            <text:p>Bridge_Brives</text:p>
          </table:table-cell>
          <table:table-cell office:value-type="string">
            <text:p>Point set geometry (OFF)</text:p>
          </table:table-cell>
          <table:table-cell office:value-type="float" office:value="5284131">
            <text:p>5284131</text:p>
          </table:table-cell>
          <table:table-cell table:formula="of:=SUM([.F56]; [.G56])" office:value-type="float" office:value="203879">
            <text:p>203879</text:p>
          </table:table-cell>
          <table:table-cell table:formula="of:=SUM([.F56]; [.H56])" office:value-type="float" office:value="796415">
            <text:p>796415</text:p>
          </table:table-cell>
          <table:table-cell office:value-type="float" office:value="141821">
            <text:p>141821</text:p>
          </table:table-cell>
          <table:table-cell office:value-type="float" office:value="62058">
            <text:p>62058</text:p>
          </table:table-cell>
          <table:table-cell office:value-type="float" office:value="654594">
            <text:p>654594</text:p>
          </table:table-cell>
          <table:table-cell/>
        </table:table-row>
        <table:table-row table:style-name="ro2" table:number-rows-repeated="8">
          <table:table-cell table:number-columns-repeated="9"/>
        </table:table-row>
        <table:table-row table:style-name="ro2">
          <table:table-cell office:value-type="string">
            <text:p>Data-set</text:p>
          </table:table-cell>
          <table:table-cell office:value-type="string">
            <text:p>Data-Format</text:p>
          </table:table-cell>
          <table:table-cell office:value-type="string">
            <text:p>Total Points</text:p>
          </table:table-cell>
          <table:table-cell office:value-type="string">
            <text:p>l_modct</text:p>
          </table:table-cell>
          <table:table-cell office:value-type="string">
            <text:p>L_ndt</text:p>
          </table:table-cell>
          <table:table-cell office:value-type="string">
            <text:p>l_modct &amp; L_ndt</text:p>
          </table:table-cell>
          <table:table-cell table:style-name="ce2" office:value-type="string">
            <text:p>l_modct &amp; not in L_ndt</text:p>
          </table:table-cell>
          <table:table-cell table:style-name="ce2" office:value-type="string">
            <text:p>Not in l_modct &amp; <text:s/>L_ndt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Trim-star</text:p>
          </table:table-cell>
          <table:table-cell table:style-name="ce2" office:value-type="string">
            <text:p>OFF (Mesh data)</text:p>
          </table:table-cell>
          <table:table-cell office:value-type="float" office:value="5192">
            <text:p>5192</text:p>
          </table:table-cell>
          <table:table-cell table:formula="of:=SUM([.F67];[.G67])" office:value-type="float" office:value="393">
            <text:p>393</text:p>
          </table:table-cell>
          <table:table-cell table:formula="of:=SUM([.F67];[.H67])" office:value-type="float" office:value="1281">
            <text:p>1281</text:p>
          </table:table-cell>
          <table:table-cell office:value-type="float" office:value="322">
            <text:p>322</text:p>
          </table:table-cell>
          <table:table-cell office:value-type="float" office:value="71">
            <text:p>71</text:p>
          </table:table-cell>
          <table:table-cell office:value-type="float" office:value="959">
            <text:p>959</text:p>
          </table:table-cell>
          <table:table-cell/>
        </table:table-row>
        <table:table-row table:style-name="ro2">
          <table:table-cell office:value-type="string">
            <text:p>Smooth-feature</text:p>
          </table:table-cell>
          <table:table-cell table:style-name="ce2" office:value-type="string">
            <text:p>OFF (Mesh data)</text:p>
          </table:table-cell>
          <table:table-cell office:value-type="float" office:value="6177">
            <text:p>6177</text:p>
          </table:table-cell>
          <table:table-cell table:formula="of:=SUM([.F68];[.G68])" office:value-type="float" office:value="0">
            <text:p>0</text:p>
          </table:table-cell>
          <table:table-cell table:formula="of:=SUM([.F68];[.H68])" office:value-type="float" office:value="377">
            <text:p>377</text:p>
          </table:table-cell>
          <table:table-cell table:number-columns-repeated="2" office:value-type="float" office:value="0">
            <text:p>0</text:p>
          </table:table-cell>
          <table:table-cell office:value-type="float" office:value="377">
            <text:p>377</text:p>
          </table:table-cell>
          <table:table-cell/>
        </table:table-row>
        <table:table-row table:style-name="ro2">
          <table:table-cell office:value-type="string">
            <text:p>Fan-disk</text:p>
          </table:table-cell>
          <table:table-cell table:style-name="ce2" office:value-type="string">
            <text:p>OFF (Mesh data)</text:p>
          </table:table-cell>
          <table:table-cell office:value-type="float" office:value="10921">
            <text:p>10921</text:p>
          </table:table-cell>
          <table:table-cell table:formula="of:=SUM([.F69];[.G69])" office:value-type="float" office:value="498">
            <text:p>498</text:p>
          </table:table-cell>
          <table:table-cell table:formula="of:=SUM([.F69];[.H69])" office:value-type="float" office:value="2340">
            <text:p>2340</text:p>
          </table:table-cell>
          <table:table-cell table:number-columns-repeated="2" office:value-type="float" office:value="249">
            <text:p>249</text:p>
          </table:table-cell>
          <table:table-cell office:value-type="float" office:value="2091">
            <text:p>2091</text:p>
          </table:table-cell>
          <table:table-cell/>
        </table:table-row>
        <table:table-row table:style-name="ro2">
          <table:table-cell office:value-type="string">
            <text:p>Octopus</text:p>
          </table:table-cell>
          <table:table-cell table:style-name="ce2" office:value-type="string">
            <text:p>OFF (Mesh data)</text:p>
          </table:table-cell>
          <table:table-cell office:value-type="float" office:value="16944">
            <text:p>16944</text:p>
          </table:table-cell>
          <table:table-cell table:formula="of:=SUM([.F70];[.G70])" office:value-type="float" office:value="2563">
            <text:p>2563</text:p>
          </table:table-cell>
          <table:table-cell table:formula="of:=SUM([.F70];[.H70])" office:value-type="float" office:value="11940">
            <text:p>11940</text:p>
          </table:table-cell>
          <table:table-cell office:value-type="float" office:value="2433">
            <text:p>2433</text:p>
          </table:table-cell>
          <table:table-cell office:value-type="float" office:value="130">
            <text:p>130</text:p>
          </table:table-cell>
          <table:table-cell office:value-type="float" office:value="9507">
            <text:p>9507</text:p>
          </table:table-cell>
          <table:table-cell/>
        </table:table-row>
        <table:table-row table:style-name="ro2">
          <table:table-cell office:value-type="string">
            <text:p>Oliver-hand</text:p>
          </table:table-cell>
          <table:table-cell table:style-name="ce2" office:value-type="string">
            <text:p>OFF (Mesh data)</text:p>
          </table:table-cell>
          <table:table-cell office:value-type="float" office:value="53054">
            <text:p>53054</text:p>
          </table:table-cell>
          <table:table-cell table:formula="of:=SUM([.F71];[.G71])" office:value-type="float" office:value="0">
            <text:p>0</text:p>
          </table:table-cell>
          <table:table-cell table:formula="of:=SUM([.F71];[.H71])" office:value-type="float" office:value="419">
            <text:p>419</text:p>
          </table:table-cell>
          <table:table-cell table:number-columns-repeated="2" office:value-type="float" office:value="0">
            <text:p>0</text:p>
          </table:table-cell>
          <table:table-cell office:value-type="float" office:value="419">
            <text:p>419</text:p>
          </table:table-cell>
          <table:table-cell/>
        </table:table-row>
        <table:table-row table:style-name="ro2">
          <table:table-cell office:value-type="string">
            <text:p>Slim-boy</text:p>
          </table:table-cell>
          <table:table-cell office:value-type="string">
            <text:p>Ply (Mesh data)</text:p>
          </table:table-cell>
          <table:table-cell office:value-type="float" office:value="59727">
            <text:p>59727</text:p>
          </table:table-cell>
          <table:table-cell table:formula="of:=SUM([.F72];[.G72])" office:value-type="float" office:value="983">
            <text:p>983</text:p>
          </table:table-cell>
          <table:table-cell table:formula="of:=SUM([.F72];[.H72])" office:value-type="float" office:value="16380">
            <text:p>16380</text:p>
          </table:table-cell>
          <table:table-cell office:value-type="float" office:value="981">
            <text:p>981</text:p>
          </table:table-cell>
          <table:table-cell office:value-type="float" office:value="2">
            <text:p>2</text:p>
          </table:table-cell>
          <table:table-cell office:value-type="float" office:value="15399">
            <text:p>15399</text:p>
          </table:table-cell>
          <table:table-cell/>
        </table:table-row>
        <table:table-row table:style-name="ro2">
          <table:table-cell office:value-type="string">
            <text:p>Data 5 </text:p>
          </table:table-cell>
          <table:table-cell office:value-type="string">
            <text:p>LAS</text:p>
          </table:table-cell>
          <table:table-cell office:value-type="float" office:value="163305">
            <text:p>163305</text:p>
          </table:table-cell>
          <table:table-cell table:formula="of:=SUM([.F73];[.G73])" office:value-type="float" office:value="3560">
            <text:p>3560</text:p>
          </table:table-cell>
          <table:table-cell table:formula="of:=SUM([.F73];[.H73])" office:value-type="float" office:value="42557">
            <text:p>42557</text:p>
          </table:table-cell>
          <table:table-cell office:value-type="float" office:value="3542">
            <text:p>3542</text:p>
          </table:table-cell>
          <table:table-cell office:value-type="float" office:value="18">
            <text:p>18</text:p>
          </table:table-cell>
          <table:table-cell office:value-type="float" office:value="39015">
            <text:p>39015</text:p>
          </table:table-cell>
          <table:table-cell/>
        </table:table-row>
        <table:table-row table:style-name="ro2">
          <table:table-cell office:value-type="string">
            <text:p>Data 1 (Area 1)</text:p>
          </table:table-cell>
          <table:table-cell office:value-type="string">
            <text:p>LAS</text:p>
          </table:table-cell>
          <table:table-cell office:value-type="float" office:value="179997">
            <text:p>179997</text:p>
          </table:table-cell>
          <table:table-cell table:formula="of:=SUM([.F74]; [.G74])" office:value-type="float" office:value="4529">
            <text:p>4529</text:p>
          </table:table-cell>
          <table:table-cell table:formula="of:=SUM([.F74];[.H74])" office:value-type="float" office:value="46055">
            <text:p>46055</text:p>
          </table:table-cell>
          <table:table-cell office:value-type="float" office:value="4500">
            <text:p>4500</text:p>
          </table:table-cell>
          <table:table-cell office:value-type="float" office:value="29">
            <text:p>29</text:p>
          </table:table-cell>
          <table:table-cell office:value-type="float" office:value="41555">
            <text:p>41555</text:p>
          </table:table-cell>
          <table:table-cell/>
        </table:table-row>
        <table:table-row table:style-name="ro2">
          <table:table-cell office:value-type="string">
            <text:p>Max-Planck</text:p>
          </table:table-cell>
          <table:table-cell table:style-name="ce2" office:value-type="string">
            <text:p>OFF (Mesh data)</text:p>
          </table:table-cell>
          <table:table-cell office:value-type="float" office:value="199169">
            <text:p>199169</text:p>
          </table:table-cell>
          <table:table-cell table:formula="of:=SUM([.F75];[.G75])" office:value-type="float" office:value="12284">
            <text:p>12284</text:p>
          </table:table-cell>
          <table:table-cell table:formula="of:=SUM([.F75];[.H75])" office:value-type="float" office:value="38130">
            <text:p>38130</text:p>
          </table:table-cell>
          <table:table-cell office:value-type="float" office:value="9022">
            <text:p>9022</text:p>
          </table:table-cell>
          <table:table-cell office:value-type="float" office:value="3262">
            <text:p>3262</text:p>
          </table:table-cell>
          <table:table-cell office:value-type="float" office:value="29108">
            <text:p>29108</text:p>
          </table:table-cell>
          <table:table-cell/>
        </table:table-row>
        <table:table-row table:style-name="ro2">
          <table:table-cell office:value-type="string">
            <text:p>Data 2</text:p>
          </table:table-cell>
          <table:table-cell office:value-type="string">
            <text:p>LAS</text:p>
          </table:table-cell>
          <table:table-cell office:value-type="float" office:value="231725">
            <text:p>231725</text:p>
          </table:table-cell>
          <table:table-cell table:formula="of:=SUM([.F76];[.G76])" office:value-type="float" office:value="4938">
            <text:p>4938</text:p>
          </table:table-cell>
          <table:table-cell table:formula="of:=SUM([.F76];[.H76])" office:value-type="float" office:value="60406">
            <text:p>60406</text:p>
          </table:table-cell>
          <table:table-cell office:value-type="float" office:value="4921">
            <text:p>4921</text:p>
          </table:table-cell>
          <table:table-cell office:value-type="float" office:value="17">
            <text:p>17</text:p>
          </table:table-cell>
          <table:table-cell office:value-type="float" office:value="55485">
            <text:p>55485</text:p>
          </table:table-cell>
          <table:table-cell/>
        </table:table-row>
        <table:table-row table:style-name="ro2">
          <table:table-cell office:value-type="string">
            <text:p>Data 3 (Area 2)</text:p>
          </table:table-cell>
          <table:table-cell office:value-type="string">
            <text:p>LAS</text:p>
          </table:table-cell>
          <table:table-cell office:value-type="float" office:value="266675">
            <text:p>266675</text:p>
          </table:table-cell>
          <table:table-cell table:formula="of:=SUM([.F77];[.G77])" office:value-type="float" office:value="9155">
            <text:p>9155</text:p>
          </table:table-cell>
          <table:table-cell table:formula="of:=SUM([.F77];[.H77])" office:value-type="float" office:value="76018">
            <text:p>76018</text:p>
          </table:table-cell>
          <table:table-cell office:value-type="float" office:value="9105">
            <text:p>9105</text:p>
          </table:table-cell>
          <table:table-cell office:value-type="float" office:value="50">
            <text:p>50</text:p>
          </table:table-cell>
          <table:table-cell office:value-type="float" office:value="66913">
            <text:p>66913</text:p>
          </table:table-cell>
          <table:table-cell/>
        </table:table-row>
        <table:table-row table:style-name="ro2">
          <table:table-cell office:value-type="string">
            <text:p>Data 4 (Area 3)</text:p>
          </table:table-cell>
          <table:table-cell office:value-type="string">
            <text:p>LAS</text:p>
          </table:table-cell>
          <table:table-cell office:value-type="float" office:value="323896">
            <text:p>323896</text:p>
          </table:table-cell>
          <table:table-cell table:formula="of:=SUM([.F78];[.G78])" office:value-type="float" office:value="8883">
            <text:p>8883</text:p>
          </table:table-cell>
          <table:table-cell table:formula="of:=SUM([.F78];[.H78])" office:value-type="float" office:value="85071">
            <text:p>85071</text:p>
          </table:table-cell>
          <table:table-cell office:value-type="float" office:value="8839">
            <text:p>8839</text:p>
          </table:table-cell>
          <table:table-cell office:value-type="float" office:value="44">
            <text:p>44</text:p>
          </table:table-cell>
          <table:table-cell office:value-type="float" office:value="76232">
            <text:p>76232</text:p>
          </table:table-cell>
          <table:table-cell/>
        </table:table-row>
        <table:table-row table:style-name="ro2">
          <table:table-cell office:value-type="string">
            <text:p>Autzen-Stadium</text:p>
          </table:table-cell>
          <table:table-cell office:value-type="string">
            <text:p>LAS</text:p>
          </table:table-cell>
          <table:table-cell office:value-type="float" office:value="693895">
            <text:p>693895</text:p>
          </table:table-cell>
          <table:table-cell table:formula="of:=SUM([.F79];[.G79])" office:value-type="float" office:value="4705">
            <text:p>4705</text:p>
          </table:table-cell>
          <table:table-cell table:formula="of:=SUM([.F79];[.H79])" office:value-type="float" office:value="27285">
            <text:p>27285</text:p>
          </table:table-cell>
          <table:table-cell office:value-type="float" office:value="4595">
            <text:p>4595</text:p>
          </table:table-cell>
          <table:table-cell office:value-type="float" office:value="110">
            <text:p>110</text:p>
          </table:table-cell>
          <table:table-cell office:value-type="float" office:value="22690">
            <text:p>22690</text:p>
          </table:table-cell>
          <table:table-cell/>
        </table:table-row>
        <table:table-row table:style-name="ro2">
          <table:table-cell office:value-type="string">
            <text:p>Vase</text:p>
          </table:table-cell>
          <table:table-cell office:value-type="string">
            <text:p>OFF (Mesh data)</text:p>
          </table:table-cell>
          <table:table-cell office:value-type="float" office:value="896338">
            <text:p>896338</text:p>
          </table:table-cell>
          <table:table-cell table:formula="of:=SUM([.F80];[.G80])" office:value-type="float" office:value="46259">
            <text:p>46259</text:p>
          </table:table-cell>
          <table:table-cell table:formula="of:=SUM([.F80];[.H80])" office:value-type="float" office:value="296768">
            <text:p>296768</text:p>
          </table:table-cell>
          <table:table-cell office:value-type="float" office:value="36053">
            <text:p>36053</text:p>
          </table:table-cell>
          <table:table-cell office:value-type="float" office:value="10206">
            <text:p>10206</text:p>
          </table:table-cell>
          <table:table-cell office:value-type="float" office:value="260715">
            <text:p>260715</text:p>
          </table:table-cell>
          <table:table-cell/>
        </table:table-row>
        <table:table-row table:style-name="ro2">
          <table:table-cell office:value-type="string">
            <text:p>Bridge_Brives</text:p>
          </table:table-cell>
          <table:table-cell office:value-type="string">
            <text:p>Point set geometry (OFF)</text:p>
          </table:table-cell>
          <table:table-cell office:value-type="float" office:value="5284131">
            <text:p>5284131</text:p>
          </table:table-cell>
          <table:table-cell table:formula="of:=SUM([.F81];[.G81])" office:value-type="float" office:value="72392">
            <text:p>72392</text:p>
          </table:table-cell>
          <table:table-cell table:formula="of:=SUM([.F81];[.H81])" office:value-type="float" office:value="796415">
            <text:p>796415</text:p>
          </table:table-cell>
          <table:table-cell office:value-type="float" office:value="70902">
            <text:p>70902</text:p>
          </table:table-cell>
          <table:table-cell office:value-type="float" office:value="1490">
            <text:p>1490</text:p>
          </table:table-cell>
          <table:table-cell office:value-type="float" office:value="725513">
            <text:p>725513</text:p>
          </table:table-cell>
          <table:table-cell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row table:style-name="ro2">
          <table:table-cell table:number-columns-repeated="8"/>
        </table:table-row>
      </table:table>
      <table:table table:name="Sheet3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row table:style-name="ro2" table:number-rows-repeated="6">
          <table:table-cell table:number-columns-repeated="8"/>
        </table:table-row>
        <table:table-row table:style-name="ro2">
          <table:table-cell table:number-columns-repeated="6"/>
          <table:table-cell table:style-name="ce1" table:number-columns-repeated="2"/>
        </table:table-row>
        <table:table-row table:style-name="ro2">
          <table:table-cell table:number-columns-repeated="8"/>
        </table:table-row>
        <table:table-row table:style-name="ro2" table:number-rows-repeated="5">
          <table:table-cell/>
          <table:table-cell table:style-name="ce1"/>
          <table:table-cell table:number-columns-repeated="6"/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table:style-name="ce1"/>
          <table:table-cell table:number-columns-repeated="6"/>
        </table:table-row>
      </table:table>
      <table:table table:name="Sheet4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row table:style-name="ro2" table:number-rows-repeated="6">
          <table:table-cell table:number-columns-repeated="8"/>
        </table:table-row>
        <table:table-row table:style-name="ro2">
          <table:table-cell table:number-columns-repeated="6"/>
          <table:table-cell table:style-name="ce1" table:number-columns-repeated="2"/>
        </table:table-row>
        <table:table-row table:style-name="ro2">
          <table:table-cell table:number-columns-repeated="8"/>
        </table:table-row>
        <table:table-row table:style-name="ro2" table:number-rows-repeated="5">
          <table:table-cell/>
          <table:table-cell table:style-name="ce1"/>
          <table:table-cell table:number-columns-repeated="6"/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23:00:19</meta:creation-date>
    <dc:date>2016-05-14T15:26:04</dc:date>
    <meta:editing-duration>PT18M41S</meta:editing-duration>
    <meta:editing-cycles>8</meta:editing-cycles>
    <meta:generator>LibreOffice/3.5$Linux_X86_64 LibreOffice_project/350m1$Build-2</meta:generator>
    <meta:document-statistic meta:table-count="4" meta:cell-count="375" meta:object-count="0"/>
  </office:meta>
</office:document-meta>
</file>